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546cm"/>
    </style:style>
    <style:style style:name="co3" style:family="table-column">
      <style:table-column-properties fo:break-before="auto" style:column-width="2.496cm"/>
    </style:style>
    <style:style style:name="co4" style:family="table-column">
      <style:table-column-properties fo:break-before="auto" style:column-width="3.13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35cm solid #000000" style:vertical-align="middle"/>
      <style:paragraph-properties fo:text-align="center"/>
    </style:style>
    <style:style style:name="ce2" style:family="table-cell" style:parent-style-name="Default">
      <style:table-cell-properties fo:background-color="#ff950e" style:text-align-source="fix" style:repeat-content="false" fo:border="0.035cm solid #000000" style:vertical-align="middle"/>
      <style:paragraph-properties fo:text-align="center"/>
    </style:style>
    <style:style style:name="ce3" style:family="table-cell" style:parent-style-name="Default">
      <style:table-cell-properties fo:background-color="#00ff00" style:text-align-source="fix" style:repeat-content="false" fo:border="0.035cm solid #000000" style:vertical-align="middle"/>
      <style:paragraph-properties fo:text-align="center"/>
    </style:style>
    <style:style style:name="ce4" style:family="table-cell" style:parent-style-name="Default">
      <style:table-cell-properties fo:background-color="#00ffff" style:text-align-source="fix" style:repeat-content="false" fo:border="0.035cm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ff00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ff950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6" table:default-cell-style-name="Default"/>
        <table:table-row table:style-name="ro1">
          <table:table-cell table:number-columns-repeated="2"/>
          <table:table-cell office:value-type="string">
            <text:p>Tache n°</text:p>
          </table:table-cell>
          <table:table-cell office:value-type="string">
            <text:p>Nom</text:p>
          </table:table-cell>
          <table:table-cell office:value-type="string">
            <text:p>Predecesseur</text:p>
          </table:table-cell>
          <table:table-cell office:value-type="string">
            <text:p>Suivant</text:p>
          </table:table-cell>
          <table:table-cell office:value-type="string">
            <text:p>Temps estimé (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ce2" office:value-type="string">
            <text:p>Menu</text:p>
          </table:table-cell>
          <table:table-cell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/>
          <table:table-cell table:style-name="ce6"/>
          <table:table-cell office:value-type="string">
            <text:p>Données</text:p>
          </table:table-cell>
          <table:table-cell office:value-type="string">
            <text:p>Pierre</text:p>
          </table:table-cell>
          <table:table-cell office:value-type="string">
            <text:p>Amaury</text:p>
          </table:table-cell>
          <table:table-cell office:value-type="string">
            <text:p>Kevin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style-name="ce3" office:value-type="string">
            <text:p>SGBD</text:p>
          </table:table-cell>
          <table:table-cell/>
          <table:table-cell table:number-columns-repeated="2" office:value-type="float" office:value="5">
            <text:p>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style-name="ce3" office:value-type="string">
            <text:p>Sauvegarder</text:p>
          </table:table-cell>
          <table:table-cell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/>
          <table:table-cell table:style-name="ce7"/>
          <table:table-cell office:value-type="string">
            <text:p>Algo</text:p>
          </table:table-cell>
          <table:table-cell office:value-type="string">
            <text:p>Tianqi</text:p>
          </table:table-cell>
          <table:table-cell office:value-type="string">
            <text:p>Quentin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style-name="ce3" office:value-type="string">
            <text:p>Charger une partie</text:p>
          </table:table-cell>
          <table:table-cell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3" office:value-type="string">
            <text:p>Creer un profil</text:p>
          </table:table-cell>
          <table:table-cell office:value-type="float" office:value="2">
            <text:p>2</text:p>
          </table:table-cell>
          <table:table-cell office:value-type="string">
            <text:p>6,14</text:p>
          </table:table-cell>
          <table:table-cell office:value-type="float" office:value="1">
            <text:p>1</text:p>
          </table:table-cell>
          <table:table-cell/>
          <table:table-cell table:style-name="ce8"/>
          <table:table-cell office:value-type="string">
            <text:p>Interface</text:p>
          </table:table-cell>
          <table:table-cell office:value-type="string">
            <text:p>Loic</text:p>
          </table:table-cell>
          <table:table-cell office:value-type="string">
            <text:p>Corentin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style-name="ce2" office:value-type="string">
            <text:p>Options, personnalisation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style-name="ce3" office:value-type="string">
            <text:p>Grille de test (en dur)</text:p>
          </table:table-cell>
          <table:table-cell/>
          <table:table-cell office:value-type="float" office:value="9">
            <text:p>9</text:p>
          </table:table-cell>
          <table:table-cell office:value-type="float" office:value="0.5">
            <text:p>0,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style-name="ce4" office:value-type="string">
            <text:p>Erreur</text:p>
          </table:table-cell>
          <table:table-cell office:value-type="float" office:value="9">
            <text:p>9</text:p>
          </table:table-cell>
          <table:table-cell/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style-name="ce2" office:value-type="string">
            <text:p>Affichage</text:p>
          </table:table-cell>
          <table:table-cell office:value-type="float" office:value="7">
            <text:p>7</text:p>
          </table:table-cell>
          <table:table-cell office:value-type="string">
            <text:p>8,10,11,13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style-name="ce2" office:value-type="string">
            <text:p>Aides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style-name="ce2" office:value-type="string">
            <text:p>Hypotheses</text:p>
          </table:table-cell>
          <table:table-cell office:value-type="string">
            <text:p>9,12</text:p>
          </table:table-cell>
          <table:table-cell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style-name="ce4" office:value-type="string">
            <text:p>Mise en RAM (do, undo, hyptheses)</text:p>
          </table:table-cell>
          <table:table-cell office:value-type="float" office:value="7">
            <text:p>7</text:p>
          </table:table-cell>
          <table:table-cell office:value-type="string">
            <text:p>11,13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style-name="ce4" office:value-type="string">
            <text:p>JEU</text:p>
          </table:table-cell>
          <table:table-cell office:value-type="string">
            <text:p>12,9,3,4,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style-name="ce5" office:value-type="string">
            <text:p>Debug 1</text:p>
          </table:table-cell>
          <table:table-cell office:value-type="float" office:value="13">
            <text:p>13</text:p>
          </table:table-cell>
          <table:table-cell/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style-name="ce4" office:value-type="string">
            <text:p>Scoring</text:p>
          </table:table-cell>
          <table:table-cell office:value-type="string">
            <text:p>13,5</text:p>
          </table:table-cell>
          <table:table-cell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number-columns-repeated="10"/>
        </table:table-row>
        <table:table-row table:style-name="ro1" table:number-rows-repeated="104854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5">25/01/2015</text:date>, <text:time>13:4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0M21S</meta:editing-duration>
    <meta:editing-cycles>8</meta:editing-cycles>
    <meta:generator>OpenOffice/4.1.1$Win32 OpenOffice.org_project/411m6$Build-9775</meta:generator>
    <dc:date>2015-01-25T13:43:09.37</dc:date>
    <dc:creator>Pierre Cartier</dc:creator>
    <meta:document-statistic meta:table-count="3" meta:cell-count="90" meta:object-count="0"/>
    <meta:user-defined meta:name="Info 1"/>
    <meta:user-defined meta:name="Info 2"/>
    <meta:user-defined meta:name="Info 3"/>
    <meta:user-defined meta:name="Info 4"/>
  </office:meta>
</office:document-meta>
</file>